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AZARIO OROZ HUMPIR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429345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NAZARIO OROZ HUMPIR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429345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OROZ TTITO, NELLY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527636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2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9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20:40:1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